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9107c5"/>
    </style:style>
    <style:style style:name="P3" style:family="paragraph" style:parent-style-name="Standard">
      <style:text-properties style:font-name="Liberation Serif" officeooo:paragraph-rsid="00910b6d"/>
    </style:style>
    <style:style style:name="P4" style:family="paragraph" style:parent-style-name="Standard">
      <style:text-properties style:font-name="Liberation Serif" officeooo:paragraph-rsid="009254d1"/>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69cee8"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8ebf9c"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9092b4"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9254d1"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oft-page-break/><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1"/></text:span></text:p>
      <text:p text:style-name="P1"><text:span text:style-name="Source_20_Text"><text:span text:style-name="T1">```{r data_processing_pipeline_flowchart_vertical, echo=FALSE, fig.height=17, fig.width=13}</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oft-page-break/><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oft-page-break/><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pan text:style-name="Source_20_Text"><text:span text:style-name="T1">vert$files &lt;- NULL</text:span></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85,</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x = .9,</text:span></text:span></text:p>
      <text:p text:style-name="P1"><text:span text:style-name="Source_20_Text"><text:span text:style-name="T1"><text:s text:c="20"/>y = coords(vert$dim_red)$y)</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2,</text:span></text:span></text:p>
      <text:p text:style-name="P1"><text:span text:style-name="Source_20_Text"><text:span text:style-name="T1"><text:s text:c="20"/>y = coords(vert$batch_correction)$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oft-page-break/><text:span text:style-name="Source_20_Text"><text:span text:style-name="T1">connectGrob(vert$batch_correction, batch_correction_opts, type = "horizont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oft-page-break/><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oft-page-break/><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oft-page-break/><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oft-page-break/><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text:span></text:span><text:soft-page-break/><text:span text:style-name="Source_20_Text"><text:span text:style-name="T1">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text:span></text:span><text:soft-page-break/><text:span text:style-name="Source_20_Text"><text:span text:style-name="T1">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presents the mean and 1 represents the standard deviation, in vectorization every feature (or protein) is represented as a vector that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oft-page-break/><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but can also be applied on RNAseq data.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In other words, the matrix will be alternatively manipulated on rows and columns until the mean of both equals 1. In order to apply the method and yield true results, one has to consider 3 major assumptions between sample types. This assumption can be observed in the MA-plot which indicates the differences of two samples. If we have the intensities of two samples, $R$ and $G$, we can plot them on a graph with the x-axis as $M=\log_2(\frac{R}{G})$ and the y-axis as $A=\frac{1}{2}\log_2(RG)$. A comparison between all sample types of identically processed sets is needed before calculation and the assumptions must be fulfilled.</text:span></text:span></text:p>
      <text:p text:style-name="P1"><text:span text:style-name="Source_20_Text"><text:span text:style-name="T1"/></text:span></text:p>
      <text:p text:style-name="P1"><text:span text:style-name="Source_20_Text"><text:span text:style-name="T1">\begin{itemize}</text:span></text:span></text:p>
      <text:p text:style-name="P1"><text:span text:style-name="Source_20_Text"><text:span text:style-name="T1">\item{\textbf{1}} \textbf{The majority of proteins are not differentially expressed}</text:span></text:span></text:p>
      <text:p text:style-name="P1"><text:span text:style-name="Source_20_Text"><text:span text:style-name="T1">\\Density of the dots decreases when looking from the middle of the cloud towards the edges.</text:span></text:span></text:p>
      <text:p text:style-name="P1"><text:span text:style-name="Source_20_Text"><text:span text:style-name="T1"/></text:span></text:p>
      <text:p text:style-name="P1"><text:span text:style-name="Source_20_Text"><text:span text:style-name="T1">\item{\textbf{2}} \textbf{Up- and downregulation is balanced around the mean expression}</text:span></text:span></text:p>
      <text:p text:style-name="P1"><text:span text:style-name="Source_20_Text"><text:span text:style-name="T1">\\The scatterplot of the data points is symmetrical around the mean on the horizontal axis. </text:span></text:span></text:p>
      <text:p text:style-name="P1"><text:span text:style-name="Source_20_Text"><text:span text:style-name="T1"/></text:span></text:p>
      <text:p text:style-name="P1"><text:span text:style-name="Source_20_Text"><text:span text:style-name="T1">\item{\textbf{3}} \textbf{Systematic bias correlates with the magnitude of expression}</text:span></text:span></text:p>
      <text:p text:style-name="P1"><text:span text:style-name="Source_20_Text"><text:span text:style-name="T1">\\The symmetry axis is approximately horizontal.</text:span></text:span></text:p>
      <text:p text:style-name="P1"><text:span text:style-name="Source_20_Text"><text:span text:style-name="T1"/></text:span></text:p>
      <text:p text:style-name="P1"><text:span text:style-name="Source_20_Text"><text:span text:style-name="T1">\end{itemize}</text:span></text:span></text:p>
      <text:p text:style-name="P1"><text:span text:style-name="Source_20_Text"><text:span text:style-name="T1"/></text:span></text:p>
      <text:p text:style-name="P1"><text:span text:style-name="Source_20_Text"><text:span text:style-name="T1">If the MA-plot does not visualize any of these violations the CONSTANd method can be applied on the dataset and the biological meaning of the sample types can be assessed. The method is utilized by the bioconductor package handler. </text:span></text:span></text:p>
      <text:p text:style-name="P1"><text:span text:style-name="Source_20_Text"><text:span text:style-name="T1">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1"><text:span text:style-name="Source_20_Text"><text:span text:style-name="T1">#### Missing value handling</text:span></text:span></text:p>
      <text:p text:style-name="P1"><text:span text:style-name="Source_20_Text"><text:span text:style-name="T1">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an intensity value of 0 is close to impossible for most proteins. In order to handle this dark space in the expression set, several methods can be chosen in the application. </text:span></text:span></text:p>
      <text:p text:style-name="P1"><text:span text:style-name="Source_20_Text"><text:span text:style-name="T1">A variety of function employs replacing the missing values with the mean or median of the rest of the matrix. This procedure introduces no bias in the data if the missingness is low, although differential expression for the sample carrying the missing feature can not be expected as well. Even a more conservative approach is dropping the rows for the feature with the missing value in one of the observed samples. </text:span></text:span></text:p>
      <text:p text:style-name="P1"><text:span text:style-name="Source_20_Text"><text:span text:style-name="T1">A common practice in proteomics is utilizing the K-nearest neighbor algorithm (=KNN), which imputes the missing values by a euclidean metrics of the neighboring values in the columns where the feature is not missing. $K$ denotes for the count of neighboring values of a gene and can be selected upon preference. The euclidean distance between two points is defined as $d = \sqrt{a^2 * b^2}$, the $K$ nearest neighbors average value will be assigned to the intensity of the missing feature. Since the average is a statistical metric which can be biased easily by skewed distributions, normalization is an important task before performing missing value imputation. KNN was benchmarked <text:s/>for the regression of protein abundance intensities and showed an Area under the Curve (AUC) above 0.7 when testing on a human proteome test set \citep{Lan2013}.</text:span></text:span></text:p>
      <text:p text:style-name="P1"><text:soft-page-break/><text:span text:style-name="Source_20_Text"><text:span text:style-name="T1"/></text:span></text:p>
      <text:p text:style-name="P1"><text:span text:style-name="Source_20_Text"><text:span text:style-name="T1">#### Batch correction </text:span></text:span></text:p>
      <text:p text:style-name="P1"><text:span text:style-name="Source_20_Text"><text:span text:style-name="T1">Since mass spectrometry experiments are highly influenced by several factors, such as sample processing, the technician, manufacturer and production of the device, the reagents etc., working in multiple batches introduces further variance in the protein data. This variance would overshadow the biological differences across sample types when performing dimensionality reduction. A common misconception in biology is, that batches need to be corrected before differential expression analysis, which is the final aim of the developed pipeline. It appears convenient to remove the batch effect before performing any statistical analysis, which is in turn prone to errors especially if the sample groups are not split equally between batches. In this case group differences influence the batch effect reducing statistical power after the correction., the both effects are so called interdependent. The opposite could happen if the experimental design is heavily unbalanced leading to group differences induced by batch correction. </text:span></text:span></text:p>
      <text:p text:style-name="P1"><text:span text:style-name="Source_20_Text"><text:span text:style-name="T1">Finally it is recommended to include the batch factor should in the linear model as a co factor and statistically quantify it. \citep{Nygaard2016}</text:span></text:span></text:p>
      <text:p text:style-name="P1"><text:span text:style-name="Source_20_Text"><text:span text:style-name="T1">However it could be of interest to observe biological relevance of the factor of interest in the dimensionality reduction visualization, so a batch correction option was included to meet this need.</text:span></text:span></text:p>
      <text:p text:style-name="P1"><text:span text:style-name="Source_20_Text"><text:span text:style-name="T1">To address the non-biological experimental variations, also known as technical factors, the R package sva \citep{Leek2012} with the ComBat function \citep{Johnson2007} was used. </text:span></text:span></text:p>
      <text:p text:style-name="P1"><text:span text:style-name="Source_20_Text"><text:span text:style-name="T1">The expression of a gene $g$ for the batch $m_i$ and sample $j$ can be defined as <text:s/>$Y_{ijg} = a_{g} + X\beta_{g} + \gamma_{ig} + \delta_{ig}\epsilon_{ijg}$, where $\gamma$ and $\delta\epsilon$ represent the systematic error caused by the batch. </text:span></text:span></text:p>
      <text:p text:style-name="P1"><text:span text:style-name="Source_20_Text"><text:span text:style-name="T1">The Bayesian framework is employed to remove this systematic error by shrinking the effect and pooling information over the features $g$. Ideally the effects $a$ and $\beta$ remain as natural as they are and should reflect the true biological difference between experimental obtained samples or groups. Before applying batch correction, the data is standardized using Z-transformation. By the method of moments (= the mean and the variance) the two batch effect parameters $\gamma$ and $\delta\epsilon$ were estimated and can be subtracted from each value for the particular feature driving statistical moments at a comparable level between batches.</text:span></text:span></text:p>
      <text:p text:style-name="P1"><text:span text:style-name="Source_20_Text"><text:span text:style-name="T1">The ComBat function allows the user to specify a desired effect, which represents the actual biological variance to be preserved while removing non-biological variance. This is achieved by constructing a design matrix, which is provided as prior information about the dataset within the Bayesian framework. However, in cases of poor experimental design, the factors contributing to unwanted and desired variation may be confounded. In the worst case, if only one sample type per run is observed, it becomes challenging for the program to distinguish between batch-induced variance and biological variance. In such cases, the user is advised to adjust the experimental layout for future experiments. </text:span></text:span></text:p>
      <text:p text:style-name="P1"><text:span text:style-name="Source_20_Text"><text:span text:style-name="T1">The detection algorithm for confounding effects is facilitated by QR matrix decomposition. The matrix $A=QR$ is decomposed into an orthogonal matrix $Q$ and an upper triangular matrix $R$. </text:span></text:span></text:p>
      <text:p text:style-name="P1"><text:span text:style-name="Source_20_Text"><text:span text:style-name="T1">By comparing the rank of matrix $A$ with the number of biologically relevant factors, it is possible to determine the presence of confounding effects in the dataset. The rank is defined as the maximum number of linearly independent columns. The same approach is used in the limma package \citep{Phipson2016} to identify non-solvable coefficients in experimental designs.</text:span></text:span></text:p>
      <text:p text:style-name="P1"><text:span text:style-name="Source_20_Text"><text:span text:style-name="T1"/></text:span></text:p>
      <text:p text:style-name="P1"><text:span text:style-name="Source_20_Text"><text:span text:style-name="T1">#### Dimensionality reduction</text:span></text:span></text:p>
      <text:p text:style-name="P1"><text:span text:style-name="Source_20_Text"><text:span text:style-name="T1">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After the cleaning procedures any additional effect caused by technical or biological replication should be removed, however it could be found be highlighting according to the particular factor. This makes the dimensionality reduction a useful tool before starting any statistical analysis by checking for involuntarily introduced bias. </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he most common approach in data science for any kind of high dimensional data is the PCA. For the pipeline the bioconductor package scater \citep{McCarthy2017} was used. Every principle component can be understood as a vector pointing in a specific direction derived as the eigenvector from the covariance </text:span></text:span><text:soft-page-break/><text:span text:style-name="Source_20_Text"><text:span text:style-name="T1">matrix of the expression set. The covariance matrix indicates for the co linearity between the variance of all elements compared. After calculating the covariance matrix the eigenvectors for the covariance matrix will be obtained by solving the quadratic equations to obtain the eigenvalues $\lambda$. Since $A v = \lambda v$ the eigenvector $v$ can be obtained by solving the equation for each element of the vector. The eigenvectors $v$ never changes is direction and explains the covariance within the dataset 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highlight the difference between samples. </text:span></text:span></text:p>
      <text:p text:style-name="P1"><text:span text:style-name="Source_20_Text"><text:span text:style-name="T1"/></text:span></text:p>
      <text:p text:style-name="P1"><text:span text:style-name="Source_20_Text"><text:span text:style-name="T1">##### Uniform manifold approximation &amp; projection (UMAP)</text:span></text:span></text:p>
      <text:p text:style-name="P1"><text:span text:style-name="Source_20_Text"><text:span text:style-name="T1">UMAP \citep{McInnes2018} is a dimensionality reduction technique that was developed in recent years and is based on Riemann geometry. It shares similarities to the <text:s/>t-distributed stochastic neighbor embedding (t-SNE) in terms of graphical visualization. Riemann geometry is a mathematical framework that deals with three dimensional functions using volumes, areas and vectors, which are also concept of topological data analysis. </text:span></text:span></text:p>
      <text:p text:style-name="P1"><text:span text:style-name="Source_20_Text"><text:span text:style-name="T1">Before performing UMAP, three assumptions need to be considered:</text:span></text:span></text:p>
      <text:p text:style-name="P1"><text:span text:style-name="Source_20_Text"><text:span text:style-name="T1"/></text:span></text:p>
      <text:p text:style-name="P1"><text:span text:style-name="Source_20_Text"><text:span text:style-name="T1">\begin{enumerate}</text:span></text:span></text:p>
      <text:p text:style-name="P1"><text:span text:style-name="Source_20_Text"><text:span text:style-name="T1">\item There exists a manifold on which the data would be uniformly distributed.</text:span></text:span></text:p>
      <text:p text:style-name="P1"><text:span text:style-name="Source_20_Text"><text:span text:style-name="T1">$\rightarrow$ This assumption implies that the probability for each value in the biological dataset is the same.</text:span></text:span></text:p>
      <text:p text:style-name="P1"><text:span text:style-name="Source_20_Text"><text:span text:style-name="T1"/></text:span></text:p>
      <text:p text:style-name="P1"><text:span text:style-name="Source_20_Text"><text:span text:style-name="T1">\item The underlying manifold of interest is locally connected.</text:span></text:span></text:p>
      <text:p text:style-name="P1"><text:span text:style-name="Source_20_Text"><text:span text:style-name="T1">$\rightarrow$ In other words, similar samples will have a similar proteinaceous ensemble.</text:span></text:span></text:p>
      <text:p text:style-name="P1"><text:span text:style-name="Source_20_Text"><text:span text:style-name="T1"/></text:span></text:p>
      <text:p text:style-name="P1"><text:span text:style-name="Source_20_Text"><text:span text:style-name="T1">\item Preserving the topological structure of this manifold is the primary</text:span></text:span></text:p>
      <text:p text:style-name="P1"><text:span text:style-name="Source_20_Text"><text:span text:style-name="T1">goal.</text:span></text:span></text:p>
      <text:p text:style-name="P1"><text:span text:style-name="Source_20_Text"><text:span text:style-name="T1">$\rightarrow$ This means that the homeomorphic structure (the property of being able to transform one shape into another without tearing or gluing) is locally preserved, and local values in the dataset can be compared with each other.</text:span></text:span></text:p>
      <text:p text:style-name="P1"><text:span text:style-name="Source_20_Text"><text:span text:style-name="T1">\end{enumerate}</text:span></text:span></text:p>
      <text:p text:style-name="P1"><text:span text:style-name="Source_20_Text"><text:span text:style-name="T1">\citep{McInnes2018}</text:span></text:span></text:p>
      <text:p text:style-name="P1"><text:span text:style-name="Source_20_Text"><text:span text:style-name="T1"/></text:span></text:p>
      <text:p text:style-name="P1"><text:span text:style-name="Source_20_Text"><text:span text:style-name="T1">The UMAP algorithm begins by constructing a graph with a defined neighborhood parameter, typically denoted as $k$, which can be selected computationally. UMAP employs the k-nearest neighbor descent algorithm (NN-descent). Similar to the k-nearest neighbor algorithm (KNN), used in the missing value imputation part of this project, NN-descent recursively iterates to find the smallest distance to the respective neighbors within the defined neighborhood size $k$. Increasing the value of $k$ gradually strengthens the clustering of the data, but at a certain point, fine structure may be lost, and only rough estimates of the underlying principle can be observed.</text:span></text:span></text:p>
      <text:p text:style-name="P1"><text:span text:style-name="Source_20_Text"><text:span text:style-name="T1">The mathematical graph in UMAP is defined by nodes connected by edges, with each node internally connected to at least one other node. Edges are distinguished from each other not only by their connection but also by their importance, which is often referred to as weight. Whereas the weight function is calculated as $w((x_i, x_{i_{j}})) = \exp(\frac{-max(0,d(x_{i},x_{i_{j}}-\rho_{i})}{\sigma_{i}}$ and determine the parameter $\rho$ for the weight function that: $\rho_i=\min \left\{ d(x_i,x_{i_{j}}) \,|\, 1 \leq j \leq k, d(x_i, x_{i_{j}}) &gt; 0 \right\}$. Furthermore $\sigma$ will be set to meet the following conditions: $\sum_{j=1}^{k} \exp ( \frac{ -\max(0, d(x_{i}, x_{i_{j}}) - \rho_i)} { \sigma_i } ) = \log_2(k)$ and acts as a normalisation factor. The obtained graph $\overline{G}$ is called the fuzzy simplicial set which is obtained by approximating the geodesic distance (= locally length-minimizing curve) of the data points, leading to a topological approximation. </text:span></text:span></text:p>
      <text:p text:style-name="P1"><text:span text:style-name="Source_20_Text"><text:span text:style-name="T1">The second phase of the algorithm adjusts the layout of the weighted graph to a representative view, but preserves the characteristics and shows the underlying topological principle of the data. In order to obtain a visual representation of the graph, the algorithm applies repulsive forces $\frac{2b}{(\epsilon + ||y_i-y_j||_{2}^{2})(1+a||y_i-y_j||_{2}^{2b})}(1-w((x_i,x_j)))(y_i-y_j)$ among vertices and attractive forces </text:span></text:span></text:p>
      <text:p text:style-name="P1"><text:soft-page-break/><text:span text:style-name="Source_20_Text"><text:span text:style-name="T1">$\frac{ -2ab || y_i -y_j||_{2}^{2(b-1)} }{1+||y_i-y_j||_{2}^{2}} w((x_i,x_j))(y_i-y_j)$ along edges. Where $a$ and $b$ are denoted as hyperparameters. By iterating through possible conformations until converging towards a local minimum with decreasing repulsive and attractive forces, the UMAP reaches it`s aim to reveal the underlying properties of the data. The application utilizes the bioconductor package scater for performing UMAP \citep{McCarthy2017}.</text:span></text:span></text:p>
      <text:p text:style-name="P1"><text:span text:style-name="Source_20_Text"><text:span text:style-name="T1"/></text:span></text:p>
      <text:p text:style-name="P1"><text:span text:style-name="Source_20_Text"><text:span text:style-name="T1">#### Statistics</text:span></text:span></text:p>
      <text:p text:style-name="P1"><text:span text:style-name="Source_20_Text"><text:span text:style-name="T1">After visualizing the biological tendency in the dataset, the next step is hypothesis testing. Several experimental designs can be tested against the null hypothesis $h_0$, which states that there is no significant difference between the sample types. Before proceeding with any statistical testing, it is important to observe the data using either a quantile-quantile norm plot (qq-norm plot) or a histogram. The quantile-quantile plot (qq-plot) serves a vital role in exploratory statistics by visualizing whether two datasets follow the same underlying distributions. In the case of statistical preparation for parametric tests, the first distribution is the dataset of interest, while the second dataset is the normal distribution. If the dataset follows an exact normal distribution, the values will align with the red line in the chart. However, values at the ends of the distribution may deviate from the normality line, indicating differentially expressed genes. These genes can be observed both in the histogram and the qq-norm plot. </text:span></text:span></text:p>
      <text:p text:style-name="P1"><text:span text:style-name="Source_20_Text"><text:span text:style-name="T1"/></text:span></text:p>
      <text:p text:style-name="P1"><text:span text:style-name="Source_20_Text"><text:span text:style-name="T1">Parametric statistical tests rely on the assumption of normality in the data, which needs to be achieved before building a model. To achieve normality, it is recommended to try various combinations of transformation and normalization methods. By observing the results in the plots, one can determine which combination of data processing methods satisfies the conditions required for the tests.</text:span></text:span></text:p>
      <text:p text:style-name="P1"><text:span text:style-name="Source_20_Text"><text:span text:style-name="T1"/></text:span></text:p>
      <text:p text:style-name="P1"><text:span text:style-name="Source_20_Text"><text:span text:style-name="T1">##### Differential expression </text:span></text:span></text:p>
      <text:p text:style-name="P1"><text:span text:style-name="Source_20_Text"><text:span text:style-name="T1">To test for differential expression, the analysis utilizes the "limma" package from R Bioconductor \citep{Phipson2016}. This package employs a linear model approach to determine the fold expression between sample groups. Before initiating the analysis, two matrices need to be computed. The design matrix identifies samples based on their sample type and defines the experimental design. An algorithm within the program's backend logic is utilized to automatically generate this matrix according to the user's selection in the interface. The expression matrix contains intensities for each identified protein and is obtained at the end of the pipeline. By calling a function with the design and expression matrices as arguments, the contrast matrix is calculated, enabling the user to decide which comparisons to consider and also perform tests on multiple factors.</text:span></text:span></text:p>
      <text:p text:style-name="P1"><text:span text:style-name="Source_20_Text"><text:span text:style-name="T1"/></text:span></text:p>
      <text:p text:style-name="P1"><text:span text:style-name="Source_20_Text"><text:span text:style-name="T1">The subsequent step involves creating a linear model between groups using log-ratios of their expression values. In a two-way design, the expression of the gene $y$ can be explained as $Exp_{Y} = \beta_{0} + \beta_{1}X_{1} + \epsilon$, where $\beta_0$ represents the intercept, which can be interpreted as the mean expression of the gene. $\beta_1$ represents difference in mean of the treatment (or condition) on the discrete or continuos variable $X_{1}$, and $\epsilon$ acts as an error term. The interface allows for additive models with multiple factors, allowing the user to add factors according to various scenarios. For example, in a two-factor model, it would look like: $Exp_{Y} = \beta_{0} + \beta_{1}X_{1} + \beta_{2}X_{2} + \epsilon$. The principle remains the same for models with multiple factors. When visualizing the linear model, the x-axis would represent the gene for the sample types or other factors, whereas the y-axis would account for the expression value. By drawing a line through the cloud of data points the model is constructed by minimizing the quadratic distance to every data-point, called the least-square method or also ordinary least-square method. With the regression line the above mentioned equation can be constructed. </text:span></text:span></text:p>
      <text:p text:style-name="P1"><text:span text:style-name="Source_20_Text"><text:span text:style-name="T1"/></text:span></text:p>
      <text:p text:style-name="P2"><text:span text:style-name="Source_20_Text"><text:span text:style-name="T1">Next the statistical module of the program performs an empirical Bayes model utilizing the eBayes \citep{Smyth2004} function of the Limma package. The eBayes function utilizes a moderated t-statistics following t-distributed values. The advantage of this method over the posterior odds is the reduction of hyperparameters to estimate used for the modelling process, </text:span></text:span><text:span text:style-name="Source_20_Text"><text:span text:style-name="T2">also called shrinkage</text:span></text:span><text:span text:style-name="Source_20_Text"><text:span text:style-name="T1">. </text:span></text:span></text:p>
      <text:p text:style-name="P1"><text:span text:style-name="Source_20_Text"><text:span text:style-name="T1">In this context, the hyperparameters to estimate are the coefficient $\beta_{gj}$ for gene $g$ and sample $i$, as well as the variance $\sigma^2_g$ across genes $g$. In the Bayesian approach, probabilities are updated after obtaining new data, referred to as conditional probabilities. For estimation, it is assumed that </text:span></text:span><text:soft-page-break/><text:span text:style-name="Source_20_Text"><text:span text:style-name="T1">$\frac{1}{\sigma^2_g} \sim \frac{1}{d_{0}s^2_{0}} \chi^2_{d_{0}}$, representing the prior information of the model.</text:span></text:span></text:p>
      <text:p text:style-name="P1"><text:span text:style-name="Source_20_Text"><text:span text:style-name="T1">The probability that $\beta_{gj} \neq 0$ is denoted as $p_j$, where $p_j$ represents the expected proportion of truly differentially expressed genes. The expected distribution of log-fold changes follows the distribution $\beta_{gj} | \sigma^2_g , \beta_{gj} \neq 0 \sim N(0, v_{0j}\sigma^2_g)$.</text:span></text:span></text:p>
      <text:p text:style-name="P1"><text:span text:style-name="Source_20_Text"><text:span text:style-name="T1">The posterior mean of $\sigma^2_g$ given $s^2_g$ is calculated as $s^{-2}_g = E(\sigma^2_g | s^2_g) = \frac{d{0}s^2_{0} + d_{g}s^2_</text:span></text:span><text:span text:style-name="Source_20_Text"><text:span text:style-name="T4">{</text:span></text:span><text:span text:style-name="Source_20_Text"><text:span text:style-name="T1">g</text:span></text:span><text:span text:style-name="Source_20_Text"><text:span text:style-name="T4">}</text:span></text:span><text:span text:style-name="Source_20_Text"><text:span text:style-name="T1">}{d_{0} + d_{g}}$. This is where the shrinkage occurs, as the posteriors affect the prior values based on their respective sizes and degrees of freedom.</text:span></text:span></text:p>
      <text:p text:style-name="P4"><text:span text:style-name="Source_20_Text"><text:span text:style-name="T1">The moderated t-statistic is defined as $\tilde{t}_{gj} = \frac{\hat{\beta}_{gj}}{\hat{s}_{g}\sqrt{v_{gj}}}$. Once the values of $\tilde{t}$ and $s^{2}$ are calculated, the posterior odds are computed, providing the odds that a particular gene is differentially expressed. The odds for gene $g$ being differentially expressed are denoted as $O_{gj} = \frac{p(\beta_{gj} \neq 0 | \tilde{t}_{gj}, s^2{g})}{p(\beta_{gj} = 0 | \tilde{t}_{gj}, s^2{g})}$, where the numerator represents the probability that the gene is differentially expressed, and the denominator represents the probability that the gene is not differentially expressed \citep{Smyth2004}.</text:span></text:span></text:p>
      <text:p text:style-name="P1"><text:span text:style-name="Source_20_Text"><text:span text:style-name="T1"/></text:span></text:p>
      <text:p text:style-name="P1"><text:span text:style-name="Source_20_Text"><text:span text:style-name="T1">When observing multiple batches at once, as already explained in the chapter batch correction this effect needs to be taken into consideration when performing differential expression analysis. This is done by the multifactor option in the user interface by selecting the batch as a co factor and inclusion in the design matrix.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5-23T16:29:15.413251472</dc:date>
    <meta:editing-duration>P1DT4H27M58S</meta:editing-duration>
    <meta:editing-cycles>27</meta:editing-cycles>
    <meta:document-statistic meta:table-count="0" meta:image-count="0" meta:object-count="0" meta:page-count="19" meta:paragraph-count="504" meta:word-count="7342" meta:character-count="56005" meta:non-whitespace-character-count="45360"/>
  </office:meta>
</office:document-meta>
</file>